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635cm" svg:height="3.258cm" draw:transform="rotate (0.0977384381116825) translate (3.06265589168909cm 4.9633738945788cm)" svg:viewBox="0 0 3636 3259" svg:d="M804 36c1900-138 2971 70 2818 1502-154 1433-1226 1859-3526 1683-188-8-98-793 259-798 1200 134 2553 274 2627-689 74-962-857-1112-2321-911-286-7-138-774 143-787z">
          <text:p/>
        </draw:path>
        <draw:path draw:style-name="gr2" draw:text-style-name="P1" draw:layer="layout" svg:width="4.018cm" svg:height="0.879cm" draw:transform="rotate (-1.55212130379856) translate (4.0312301155594cm 3.6934983485882cm)" svg:viewBox="0 0 4019 880" svg:d="M170 709c538-18 857-2 1579 13 718 7 1779 123 2222 158 127 10-29-693-135-713-519-33-1000-90-1839-82-840 12-1487-22-1951-85-122-15 26 705 124 709z">
          <text:p/>
        </draw:path>
        <draw:path draw:style-name="gr2" draw:text-style-name="P1" draw:layer="layout" svg:width="0.902cm" svg:height="0.661cm" draw:transform="rotate (-2.15687788961459) translate (4.16262447873199cm 3.679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4.06179114539868cm 7.4949614417959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skewX (0.001221730476396) rotate (-2.1556561591382) translate (4.3837906519274cm 5.0604624998279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1.045cm" svg:height="3.467cm" draw:transform="rotate (-1.55281943549936) translate (6.713264576548cm 3.0411537883372cm)" svg:viewBox="0 0 1046 3468" svg:d="M1044 3341c-48-197-177-1020-227-1592-51-573-17-1296-4-1403 12-107-816-511-813-271 3 239 34 1073 93 1769 60 695 97 1067 165 1472 30 170 834 223 786 25z">
          <text:p/>
        </draw:path>
        <draw:path draw:style-name="gr2" draw:text-style-name="P1" draw:layer="layout" svg:width="0.903cm" svg:height="0.661cm" draw:transform="rotate (-2.15757602131539) translate (6.988824440437cm 3.1994484371657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2cm" svg:height="0.661cm" draw:transform="skewX (0.001221730476396) rotate (-2.1556561591382) translate (3.97645731859401cm 3.4862958331614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45:44.552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